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C8000001C8FFA1A0A9A747F099.png" manifest:media-type="image/png"/>
  <manifest:file-entry manifest:full-path="Pictures/10000201000001C8000001C81233CB4E769D57F5.png" manifest:media-type="image/png"/>
  <manifest:file-entry manifest:full-path="Pictures/10000201000001C8000001C82AE65090C775E3A3.png" manifest:media-type="image/png"/>
  <manifest:file-entry manifest:full-path="Pictures/10000201000001C8000001C8A13DAA586D61537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drawing>
      <draw:page draw:name="page1" draw:style-name="dp1" draw:master-page-name="Default">
        <draw:frame draw:name="sh-part-after-4" draw:style-name="gr1" draw:text-style-name="P1" draw:layer="layout" svg:width="8.89cm" svg:height="8.89cm" svg:x="10.017cm" svg:y="10.017cm">
          <draw:image xlink:href="Pictures/10000201000001C8000001C8A13DAA586D61537A.png" xlink:type="simple" xlink:show="embed" xlink:actuate="onLoad">
            <text:p/>
          </draw:image>
        </draw:frame>
        <draw:frame draw:name="sh-part-after-3" draw:style-name="gr1" draw:text-style-name="P1" draw:layer="layout" svg:width="8.89cm" svg:height="8.89cm" svg:x="1cm" svg:y="10.017cm">
          <draw:image xlink:href="Pictures/10000201000001C8000001C81233CB4E769D57F5.png" xlink:type="simple" xlink:show="embed" xlink:actuate="onLoad">
            <text:p/>
          </draw:image>
        </draw:frame>
        <draw:frame draw:name="sh-part-after-2" draw:style-name="gr1" draw:text-style-name="P1" draw:layer="layout" svg:width="8.89cm" svg:height="8.89cm" svg:x="10.017cm" svg:y="1cm">
          <draw:image xlink:href="Pictures/10000201000001C8000001C8FFA1A0A9A747F099.png" xlink:type="simple" xlink:show="embed" xlink:actuate="onLoad">
            <text:p/>
          </draw:image>
        </draw:frame>
        <draw:frame draw:name="sh-part-after-1" draw:style-name="gr1" draw:text-style-name="P1" draw:layer="layout" svg:width="8.89cm" svg:height="8.89cm" svg:x="1cm" svg:y="1cm">
          <draw:image xlink:href="Pictures/10000201000001C8000001C82AE65090C775E3A3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nd </meta:initial-creator>
    <meta:creation-date>2016-10-14T21:33:32.592373483</meta:creation-date>
    <dc:date>2016-10-15T00:09:35.584030701</dc:date>
    <dc:creator>and </dc:creator>
    <meta:editing-duration>PT1H46M39S</meta:editing-duration>
    <meta:editing-cycles>2</meta:editing-cycles>
    <meta:generator>LibreOffice/5.0.6.2$Linux_X86_64 LibreOffice_project/00m0$Build-2</meta:generator>
    <meta:document-statistic meta:object-count="4"/>
  </office:meta>
</office:document-meta>
</file>